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9900" style:font-name="Verdana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ff9900" style:font-name="Verdan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9900" style:font-name="Verdana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color="#111111" style:font-name="Verdana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11111" style:font-name="Verdana" fo:font-size="6pt" fo:font-weight="normal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cccc" style:font-name="Verdana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Verdana" fo:font-size="20pt" style:font-size-asian="20pt" style:font-size-complex="20pt"/>
    </style:style>
    <style:style style:name="P14" style:family="paragraph" style:parent-style-name="Standard">
      <style:paragraph-properties fo:margin-top="0cm" fo:margin-bottom="0cm" fo:line-height="100%" fo:text-align="start" style:justify-single-word="false"/>
      <style:text-properties style:font-name="Verdana" fo:font-size="16pt" style:font-size-asian="16pt" style:font-size-complex="16pt"/>
    </style:style>
    <style:style style:name="T1" style:family="text">
      <style:text-properties fo:color="#ff9900" fo:font-weight="bold" style:font-weight-asian="bold" style:font-weight-complex="bold"/>
    </style:style>
    <style:style style:name="T2" style:family="text">
      <style:text-properties fo:color="#ff99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99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9900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9966cc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ff00ff" fo:font-weight="bold" style:font-weight-asian="bold" style:font-weight-complex="bold"/>
    </style:style>
    <style:style style:name="T7" style:family="text">
      <style:text-properties fo:color="#00cccc" fo:font-weight="bold" style:font-weight-asian="bold" style:font-weight-complex="bold"/>
    </style:style>
    <style:style style:name="T8" style:family="text">
      <style:text-properties fo:color="#111111"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009900" fo:font-size="9pt" style:font-size-asian="9pt" style:font-size-complex="9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Verdana" fo:font-size="15pt" style:font-size-asian="15pt" style:font-size-complex="15pt"/>
    </style:style>
    <style:style style:name="T16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3 : Ohmyfood</text:p>
      <text:p text:style-name="P7"/>
      <text:p text:style-name="P2"><text:span text:style-name="T3">Cible :</text:span> <text:span text:style-name="T9"><text:s/></text:span><text:span text:style-name="T13">Personnes connectées et souvent pressées</text:span></text:p>
      <text:p text:style-name="P9"/>
      <text:p text:style-name="P13"><text:span text:style-name="T3">Polices :</text:span><text:span text:style-name="T1"> </text:span><text:span text:style-name="T13">_ Logo et titres: </text:span><text:span text:style-name="T11">Shrikhand</text:span><text:span text:style-name="T13"> </text:span></text:p>
      <text:p text:style-name="P14"><text:span text:style-name="T13"><text:tab/> <text:s text:c="8"/>_ Texte: </text:span><text:span text:style-name="T11">Roboto</text:span> </text:p>
      <text:p text:style-name="P9"/>
      <text:p text:style-name="P2"><text:span text:style-name="T3">Couleur:</text:span><text:span text:style-name="T1"> </text:span><text:span text:style-name="T13">_ Primaire :</text:span><text:span text:style-name="T14"> </text:span><text:span text:style-name="T5">#9356DC</text:span></text:p>
      <text:p text:style-name="P8"><text:tab/> <text:s text:c="7"/>_ Secondaire : <text:span text:style-name="T6">#FF79DA</text:span></text:p>
      <text:p text:style-name="P8"><text:tab/> <text:s text:c="7"/>_ Tertiaire : <text:span text:style-name="T7">#99E2D0</text:span></text:p>
      <text:p text:style-name="P12"/>
      <text:p text:style-name="P1"><text:span text:style-name="T12">Enjeux :</text:span> <text:span text:style-name="T8">_ Site proposant le menu de 4 restaurants </text:span></text:p>
      <text:p text:style-name="P10"><text:tab/><text:tab/>_ Réservation en ligne et composition de menus </text:p>
      <text:p text:style-name="P11"/>
      <text:p text:style-name="P1"><text:span text:style-name="T12">Technologies :</text:span> <text:span text:style-name="T8">_ Le développement devra se faire en CSS</text:span></text:p>
      <text:p text:style-name="P10"><text:tab/><text:tab/> <text:s text:c="9"/>_ Pas de JavaScript. </text:p>
      <text:p text:style-name="P10"><text:tab/><text:tab/> <text:s text:c="9"/>_ Aucun framework autorisés</text:p>
      <text:p text:style-name="P10"><text:tab/><text:tab/> <text:s text:c="9"/>_ L’utilisation de SASS serait un plus</text:p>
      <text:p text:style-name="P10"><text:tab/><text:tab/> <text:s text:c="9"/>_ Pas de Style dans HTML</text:p>
      <text:p text:style-name="P10"><text:tab/><text:tab/> <text:s text:c="9"/>_ effets au clic ou au survol (voir maquette)</text:p>
      <text:p text:style-name="P10"><text:span text:style-name="T10"><text:tab/><text:tab/><text:tab/> <text:s text:c="2"/></text:span></text:p>
      <text:p text:style-name="P2"><text:span text:style-name="T3">Compatibilité :</text:span><text:span text:style-name="T2"> </text:span><text:span text:style-name="T8">_ a</text:span><text:span text:style-name="T13">pproche mobile-first : seules des maquettes mobiles seront réalisées<text:tab/><text:tab/><text:tab/> <text:s text:c="9"/>_ site devra être responsive sur mobile, tablette et desktop <text:tab/><text:tab/><text:tab/><text:tab/> <text:s text:c="5"/><text:tab/> <text:s text:c="9"/>_ validation W3C en HTML et CSS sans erreur</text:span></text:p>
      <text:p text:style-name="P8"><text:tab/><text:tab/> <text:s text:c="9"/>_ compatible avec les dernières versions desktop de Chrome et Firefox </text:p>
      <text:p text:style-name="P9"/>
      <text:p text:style-name="P2"><text:span text:style-name="T3">Page d’accueil x1 : </text:span><text:span text:style-name="T13">_ Choix de la localisation des restaurants </text:span></text:p>
      <text:p text:style-name="P8"><text:tab/><text:tab/><text:tab/> <text:s text:c="7"/>_ 4 menus sous forme cartes : au clic redirection vers la page du menu</text:p>
      <text:p text:style-name="P8"><text:tab/><text:tab/><text:tab/><text:tab/><text:tab/><text:tab/><text:tab/></text:p>
      <text:p text:style-name="P2"><text:span text:style-name="T3">Pages de menu x4 :</text:span><text:span text:style-name="T1"> </text:span><text:span text:style-name="T10"><text:s/></text:span><text:span text:style-name="T13">4 pages contenant chacune le menu d’un restaurant</text:span></text:p>
      <text:p text:style-name="P9"/>
      <text:p text:style-name="P2"><text:span text:style-name="T3">Footer :</text:span><text:span text:style-name="T1"> </text:span><text:span text:style-name="T13">_ identique sur toutes les pages</text:span></text:p>
      <text:p text:style-name="P8"><text:tab/> <text:s text:c="6"/>_ Au clic sur “Contact” : renvoi vers une adresse</text:p>
      <text:p text:style-name="P5"/>
      <text:p text:style-name="P3"><text:span text:style-name="T3">Header :</text:span><text:span text:style-name="T1"> </text:span><text:span text:style-name="T13">_ présent sur toutes les pages. </text:span></text:p>
      <text:p text:style-name="P8"><text:tab/> <text:s text:c="8"/>_ page d’accueil : logo du site. </text:p>
      <text:p text:style-name="P8"><text:tab/> <text:s text:c="8"/>_ pages de menu : logo + un bouton de retour vers la page d’accueil </text:p>
      <text:p text:style-name="P9"/>
      <text:p text:style-name="P3"><text:span text:style-name="T3">Boutons :</text:span><text:span text:style-name="T1"> </text:span><text:span text:style-name="T13">_ Au survol : la couleur de fond des boutons principaux devra légèrement s’éclaircir</text:span></text:p>
      <text:p text:style-name="P8"><text:tab/><text:tab/>_ L’ombre portée devra également être plus visible </text:p>
      <text:p text:style-name="P8"><text:tab/><text:tab/>_ sauvegarde des menus préférés : un bouton "J’aime" en forme de cœur </text:p>
      <text:p text:style-name="P8"><text:tab/><text:tab/>_ Au clic, le coeur se remplir progressivement (effet au survol sur desktop au lieu du <text:tab/><text:tab/> <text:s text:c="4"/><text:tab/> <text:s text:c="2"/>clic)</text:p>
      <text:p text:style-name="P8"/>
      <text:p text:style-name="P3"><text:span text:style-name="T3">Page d’accueil : </text:span><text:span text:style-name="T13">_ loading spinner : Quand plus de menus</text:span></text:p>
      <text:p text:style-name="P6"><text:span text:style-name="T13"><text:tab/><text:tab/><text:tab/> _ apparaît pendant 1 à 3 secondes sur la page d'accueil sur l'intégralité de l'écran <text:tab/><text:tab/><text:tab/> <text:s text:c="2"/>avec des animations <text:s/></text:span></text:p>
      <text:p text:style-name="P6"><text:tab/><text:tab/><text:tab/> <text:span text:style-name="T13">_ design du loader en cohérence avec la charte graphique</text:span></text:p>
      <text:p text:style-name="P6"><text:span text:style-name="T13"/></text:p>
      <text:p text:style-name="P3"><text:span text:style-name="T3">Pages de menu :</text:span><text:span text:style-name="T1"> </text:span><text:span text:style-name="T13">_ À l’arrivée sur la page : plats apparaissent progressivement avec un léger <text:tab/><text:tab/><text:tab/> <text:s text:c="4"/>décalage dans le temps</text:span></text:p>
      <text:p text:style-name="P8"><text:tab/><text:tab/><text:tab/> <text:s text:c="2"/>_ apparaissent un par un, soit par groupe “Entrée”, “Plat” et “Dessert”</text:p>
      <text:p text:style-name="P8"><text:tab/><text:tab/><text:tab/> <text:s text:c="2"/>_ Le visiteur peut ajouter les plats en cliquant dessus</text:p>
      <text:p text:style-name="P8"><text:tab/><text:tab/><text:tab/> <text:s text:c="2"/>_ <text:s/>ajout de plats : une petite coche à droite du plat <text:s text:c="2"/><text:tab/><text:tab/><text:tab/> <text:s text:c="5"/><text:tab/><text:tab/><text:tab/> <text:s text:c="2"/>_ coche : coulisse de la droite vers la gauche (effet peut apparaître au survol <text:tab/><text:tab/><text:tab/> <text:s text:c="4"/>sur desktop au lieu du clic)</text:p>
      <text:p text:style-name="P8"><text:tab/><text:tab/><text:tab/> <text:s text:c="2"/>_ Si l'intitulé du plat est trop long : il devra être rogné avec des points de <text:tab/><text:tab/><text:tab/><text:tab/> <text:s text:c="4"/>suspens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28cm" fo:margin-bottom="2.0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Trémor</meta:initial-creator>
    <meta:creation-date>2021-10-24T21:00:23.79</meta:creation-date>
    <dc:date>2021-10-26T20:23:55.32</dc:date>
    <dc:creator>Lydia Trémor</dc:creator>
    <meta:editing-duration>PT16H43M25S</meta:editing-duration>
    <meta:editing-cycles>11</meta:editing-cycles>
    <meta:generator>OpenOffice/4.1.9$Win32 OpenOffice.org_project/419m1$Build-9805</meta:generator>
    <meta:document-statistic meta:table-count="0" meta:image-count="0" meta:object-count="0" meta:page-count="1" meta:paragraph-count="39" meta:word-count="408" meta:character-count="2499"/>
  </office:meta>
</office:document-meta>
</file>